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7.442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124cm"/>
    </style:style>
    <style:style style:name="co19" style:family="table-column">
      <style:table-column-properties fo:break-before="auto" style:column-width="2.669cm"/>
    </style:style>
    <style:style style:name="co20" style:family="table-column">
      <style:table-column-properties fo:break-before="auto" style:column-width="2.369cm"/>
    </style:style>
    <style:style style:name="co21" style:family="table-column">
      <style:table-column-properties fo:break-before="auto" style:column-width="3.866cm"/>
    </style:style>
    <style:style style:name="co22" style:family="table-column">
      <style:table-column-properties fo:break-before="auto" style:column-width="2.47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648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512cm"/>
    </style:style>
    <style:style style:name="co27" style:family="table-column">
      <style:table-column-properties fo:break-before="auto" style:column-width="4.574cm"/>
    </style:style>
    <style:style style:name="co28" style:family="table-column">
      <style:table-column-properties fo:break-before="auto" style:column-width="5.973cm"/>
    </style:style>
    <style:style style:name="co29" style:family="table-column">
      <style:table-column-properties fo:break-before="auto" style:column-width="3.212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3.702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4.057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2.341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205cm"/>
    </style:style>
    <style:style style:name="co45" style:family="table-column">
      <style:table-column-properties fo:break-before="auto" style:column-width="2.868cm"/>
    </style:style>
    <style:style style:name="co46" style:family="table-column">
      <style:table-column-properties fo:break-before="auto" style:column-width="2.233cm"/>
    </style:style>
    <style:style style:name="co47" style:family="table-column">
      <style:table-column-properties fo:break-before="auto" style:column-width="2.286cm"/>
    </style:style>
    <style:style style:name="co48" style:family="table-column">
      <style:table-column-properties fo:break-before="auto" style:column-width="2.94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605cm"/>
    </style:style>
    <style:style style:name="co51" style:family="table-column">
      <style:table-column-properties fo:break-before="auto" style:column-width="3.022cm"/>
    </style:style>
    <style:style style:name="co52" style:family="table-column">
      <style:table-column-properties fo:break-before="auto" style:column-width="1.552cm"/>
    </style:style>
    <style:style style:name="co53" style:family="table-column">
      <style:table-column-properties fo:break-before="auto" style:column-width="1.879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579cm"/>
    </style:style>
    <style:style style:name="co57" style:family="table-column">
      <style:table-column-properties fo:break-before="auto" style:column-width="4.329cm"/>
    </style:style>
    <style:style style:name="co58" style:family="table-column">
      <style:table-column-properties fo:break-before="auto" style:column-width="1.68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2.404cm"/>
    </style:style>
    <style:style style:name="co61" style:family="table-column">
      <style:table-column-properties fo:break-before="auto" style:column-width="2.104cm"/>
    </style:style>
    <style:style style:name="co62" style:family="table-column">
      <style:table-column-properties fo:break-before="auto" style:column-width="1.498cm"/>
    </style:style>
    <style:style style:name="co63" style:family="table-column">
      <style:table-column-properties fo:break-before="auto" style:column-width="4.718cm"/>
    </style:style>
    <style:style style:name="co64" style:family="table-column">
      <style:table-column-properties fo:break-before="auto" style:column-width="2.531cm"/>
    </style:style>
    <style:style style:name="co65" style:family="table-column">
      <style:table-column-properties fo:break-before="auto" style:column-width="1.988cm"/>
    </style:style>
    <style:style style:name="co66" style:family="table-column">
      <style:table-column-properties fo:break-before="auto" style:column-width="1.85cm"/>
    </style:style>
    <style:style style:name="co67" style:family="table-column">
      <style:table-column-properties fo:break-before="auto" style:column-width="1.007cm"/>
    </style:style>
    <style:style style:name="co68" style:family="table-column">
      <style:table-column-properties fo:break-before="auto" style:column-width="1.824cm"/>
    </style:style>
    <style:style style:name="co69" style:family="table-column">
      <style:table-column-properties fo:break-before="auto" style:column-width="4.911cm"/>
    </style:style>
    <style:style style:name="co70" style:family="table-column">
      <style:table-column-properties fo:break-before="auto" style:column-width="3.24cm"/>
    </style:style>
    <style:style style:name="co71" style:family="table-column">
      <style:table-column-properties fo:break-before="auto" style:column-width="2.831cm"/>
    </style:style>
    <style:style style:name="co72" style:family="table-column">
      <style:table-column-properties fo:break-before="auto" style:column-width="2.485cm"/>
    </style:style>
    <style:style style:name="co73" style:family="table-column">
      <style:table-column-properties fo:break-before="auto" style:column-width="2.586cm"/>
    </style:style>
    <style:style style:name="co74" style:family="table-column">
      <style:table-column-properties fo:break-before="auto" style:column-width="12.50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fo:background-color="#cccccc"/>
    </style:style>
    <style:style style:name="ce33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1">
      <style:text-properties fo:color="#808080"/>
    </style:style>
    <style:style style:name="ce35" style:family="table-cell" style:parent-style-name="Default" style:data-style-name="N111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cccccc"/>
    </style:style>
    <style:style style:name="ce53" style:family="table-cell" style:parent-style-name="Default" style:data-style-name="N114"/>
    <style:style style:name="ce54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18"/>
    <style:style style:name="ce63" style:family="table-cell" style:parent-style-name="Default" style:data-style-name="N116"/>
    <style:style style:name="ce64" style:family="table-cell" style:parent-style-name="Default" style:data-style-name="N117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fo:color="#808080"/>
    </style:style>
    <style:style style:name="ce77" style:family="table-cell" style:parent-style-name="Default">
      <style:text-properties fo:color="#ff0000"/>
    </style:style>
    <style:style style:name="ce78" style:family="table-cell" style:parent-style-name="Default" style:data-style-name="N111">
      <style:text-properties fo:color="#ff0000"/>
    </style:style>
    <style:style style:name="ce79" style:family="table-cell" style:parent-style-name="Default" style:data-style-name="N11">
      <style:table-cell-properties fo:background-color="#ffd7d7"/>
      <style:text-properties fo:color="#ff0000"/>
    </style:style>
    <style:style style:name="ce80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ce81" style:family="table-cell" style:parent-style-name="Default"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83" style:family="table-cell" style:parent-style-name="Default" style:data-style-name="N115">
      <style:table-cell-properties fo:background-color="#e0c2cd" fo:wrap-option="wrap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fo:background-color="#cccccc"/>
    </style:style>
    <style:style style:name="ce85" style:family="table-cell" style:parent-style-name="Default" style:data-style-name="N115"/>
    <style:style style:name="ce86" style:family="table-cell" style:parent-style-name="Default" style:data-style-name="N111">
      <style:table-cell-properties fo:background-color="#e0c2cd" fo:wrap-option="wrap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88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89" style:family="table-cell" style:parent-style-name="Default" style:data-style-name="N111">
      <style:table-cell-properties fo:background-color="#ffdbb6" fo:wrap-option="wrap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number-columns-repeated="3" table:default-cell-style-name="ce31"/>
        <table:table-column table:style-name="co11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style-name="ce34" table:formula="of:=[.H3]*[$'Currency conversion'.$H$3]" office:value-type="currency" office:currency="GHC" office:value="0" calcext:value-type="currency">
            <text:p>₵0.00</text:p>
          </table:table-cell>
          <table:table-cell table:style-name="ce34" table:formula="of:=[.I3]*[$'Currency conversion'.$H$3]" office:value-type="currency" office:currency="GHC" office:value="0" calcext:value-type="currency">
            <text:p>₵0.00</text:p>
          </table:table-cell>
          <table:table-cell table:style-name="ce34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style-name="ce34" table:formula="of:=[.H4]*[$'Currency conversion'.$H$3]" office:value-type="currency" office:currency="GHC" office:value="0" calcext:value-type="currency">
            <text:p>₵0.00</text:p>
          </table:table-cell>
          <table:table-cell table:style-name="ce34" table:formula="of:=[.I4]*[$'Currency conversion'.$H$3]" office:value-type="currency" office:currency="GHC" office:value="0" calcext:value-type="currency">
            <text:p>₵0.00</text:p>
          </table:table-cell>
          <table:table-cell table:style-name="ce34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style-name="ce34" table:formula="of:=[.H5]*[$'Currency conversion'.$H$3]" office:value-type="currency" office:currency="GHC" office:value="0" calcext:value-type="currency">
            <text:p>₵0.00</text:p>
          </table:table-cell>
          <table:table-cell table:style-name="ce34" table:formula="of:=[.I5]*[$'Currency conversion'.$H$3]" office:value-type="currency" office:currency="GHC" office:value="0" calcext:value-type="currency">
            <text:p>₵0.00</text:p>
          </table:table-cell>
          <table:table-cell table:style-name="ce34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style-name="ce34" table:formula="of:=[.H6]*[$'Currency conversion'.$H$3]" office:value-type="currency" office:currency="GHC" office:value="0" calcext:value-type="currency">
            <text:p>₵0.00</text:p>
          </table:table-cell>
          <table:table-cell table:style-name="ce34" table:formula="of:=[.I6]*[$'Currency conversion'.$H$3]" office:value-type="currency" office:currency="GHC" office:value="0" calcext:value-type="currency">
            <text:p>₵0.00</text:p>
          </table:table-cell>
          <table:table-cell table:style-name="ce34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4" table:formula="of:=[.H7]*[$'Currency conversion'.$H$3]" office:value-type="currency" office:currency="GHC" office:value="1164.76546430243" calcext:value-type="currency">
            <text:p>₵1,164.77</text:p>
          </table:table-cell>
          <table:table-cell table:style-name="ce34" table:formula="of:=[.I7]*[$'Currency conversion'.$H$3]" office:value-type="currency" office:currency="GHC" office:value="0" calcext:value-type="currency">
            <text:p>₵0.00</text:p>
          </table:table-cell>
          <table:table-cell table:style-name="ce34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4" table:formula="of:=[.H8]*[$'Currency conversion'.$H$3]" office:value-type="currency" office:currency="GHC" office:value="1082.72852719507" calcext:value-type="currency">
            <text:p>₵1,082.73</text:p>
          </table:table-cell>
          <table:table-cell table:style-name="ce34" table:formula="of:=[.I8]*[$'Currency conversion'.$H$3]" office:value-type="currency" office:currency="GHC" office:value="0" calcext:value-type="currency">
            <text:p>₵0.00</text:p>
          </table:table-cell>
          <table:table-cell table:style-name="ce34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4" table:formula="of:=[.H9]*[$'Currency conversion'.$H$3]" office:value-type="currency" office:currency="GHC" office:value="1028.20290518812" calcext:value-type="currency">
            <text:p>₵1,028.20</text:p>
          </table:table-cell>
          <table:table-cell table:style-name="ce34" table:formula="of:=[.I9]*[$'Currency conversion'.$H$3]" office:value-type="currency" office:currency="GHC" office:value="0" calcext:value-type="currency">
            <text:p>₵0.00</text:p>
          </table:table-cell>
          <table:table-cell table:style-name="ce34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4" table:formula="of:=[.H10]*[$'Currency conversion'.$H$3]" office:value-type="currency" office:currency="GHC" office:value="983.46452146036" calcext:value-type="currency">
            <text:p>₵983.46</text:p>
          </table:table-cell>
          <table:table-cell table:style-name="ce34" table:formula="of:=[.I10]*[$'Currency conversion'.$H$3]" office:value-type="currency" office:currency="GHC" office:value="0" calcext:value-type="currency">
            <text:p>₵0.00</text:p>
          </table:table-cell>
          <table:table-cell table:style-name="ce34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4" table:formula="of:=[.H11]*[$'Currency conversion'.$H$3]" office:value-type="currency" office:currency="GHC" office:value="921.804920301471" calcext:value-type="currency">
            <text:p>₵921.80</text:p>
          </table:table-cell>
          <table:table-cell table:style-name="ce34" table:formula="of:=[.I11]*[$'Currency conversion'.$H$3]" office:value-type="currency" office:currency="GHC" office:value="0" calcext:value-type="currency">
            <text:p>₵0.00</text:p>
          </table:table-cell>
          <table:table-cell table:style-name="ce34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4" table:formula="of:=[.H12]*[$'Currency conversion'.$H$3]" office:value-type="currency" office:currency="GHC" office:value="835.486066446969" calcext:value-type="currency">
            <text:p>₵835.49</text:p>
          </table:table-cell>
          <table:table-cell table:style-name="ce34" table:formula="of:=[.I12]*[$'Currency conversion'.$H$3]" office:value-type="currency" office:currency="GHC" office:value="0" calcext:value-type="currency">
            <text:p>₵0.00</text:p>
          </table:table-cell>
          <table:table-cell table:style-name="ce34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style-name="ce34" table:formula="of:=[.H13]*[$'Currency conversion'.$H$3]" office:value-type="currency" office:currency="GHC" office:value="0" calcext:value-type="currency">
            <text:p>₵0.00</text:p>
          </table:table-cell>
          <table:table-cell table:style-name="ce34" table:formula="of:=[.I13]*[$'Currency conversion'.$H$3]" office:value-type="currency" office:currency="GHC" office:value="0" calcext:value-type="currency">
            <text:p>₵0.00</text:p>
          </table:table-cell>
          <table:table-cell table:style-name="ce34"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style-name="ce34" table:formula="of:=[.H14]*[$'Currency conversion'.$H$3]" office:value-type="currency" office:currency="GHC" office:value="0" calcext:value-type="currency">
            <text:p>₵0.00</text:p>
          </table:table-cell>
          <table:table-cell table:style-name="ce34" table:formula="of:=[.I14]*[$'Currency conversion'.$H$3]" office:value-type="currency" office:currency="GHC" office:value="0" calcext:value-type="currency">
            <text:p>₵0.00</text:p>
          </table:table-cell>
          <table:table-cell table:style-name="ce34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style-name="ce34" table:formula="of:=[.H15]*[$'Currency conversion'.$H$3]" office:value-type="currency" office:currency="GHC" office:value="0" calcext:value-type="currency">
            <text:p>₵0.00</text:p>
          </table:table-cell>
          <table:table-cell table:style-name="ce34" table:formula="of:=[.I15]*[$'Currency conversion'.$H$3]" office:value-type="currency" office:currency="GHC" office:value="0" calcext:value-type="currency">
            <text:p>₵0.00</text:p>
          </table:table-cell>
          <table:table-cell table:style-name="ce34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style-name="ce34" table:formula="of:=[.H16]*[$'Currency conversion'.$H$3]" office:value-type="currency" office:currency="GHC" office:value="0" calcext:value-type="currency">
            <text:p>₵0.00</text:p>
          </table:table-cell>
          <table:table-cell table:style-name="ce34" table:formula="of:=[.I16]*[$'Currency conversion'.$H$3]" office:value-type="currency" office:currency="GHC" office:value="0" calcext:value-type="currency">
            <text:p>₵0.00</text:p>
          </table:table-cell>
          <table:table-cell table:style-name="ce34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style-name="ce34" table:formula="of:=[.H18]*[$'Currency conversion'.$H$3]" office:value-type="currency" office:currency="GHC" office:value="0" calcext:value-type="currency">
            <text:p>₵0.00</text:p>
          </table:table-cell>
          <table:table-cell table:style-name="ce34" table:formula="of:=[.I18]*[$'Currency conversion'.$H$3]" office:value-type="currency" office:currency="GHC" office:value="0" calcext:value-type="currency">
            <text:p>₵0.00</text:p>
          </table:table-cell>
          <table:table-cell table:style-name="ce34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style-name="ce34" table:formula="of:=[.H19]*[$'Currency conversion'.$H$3]" office:value-type="currency" office:currency="GHC" office:value="0" calcext:value-type="currency">
            <text:p>₵0.00</text:p>
          </table:table-cell>
          <table:table-cell table:style-name="ce34" table:formula="of:=[.I19]*[$'Currency conversion'.$H$3]" office:value-type="currency" office:currency="GHC" office:value="0" calcext:value-type="currency">
            <text:p>₵0.00</text:p>
          </table:table-cell>
          <table:table-cell table:style-name="ce34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style-name="ce34" table:formula="of:=[.H20]*[$'Currency conversion'.$H$3]" office:value-type="currency" office:currency="GHC" office:value="0" calcext:value-type="currency">
            <text:p>₵0.00</text:p>
          </table:table-cell>
          <table:table-cell table:style-name="ce34" table:formula="of:=[.I20]*[$'Currency conversion'.$H$3]" office:value-type="currency" office:currency="GHC" office:value="0" calcext:value-type="currency">
            <text:p>₵0.00</text:p>
          </table:table-cell>
          <table:table-cell table:style-name="ce34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style-name="ce34" table:formula="of:=[.H21]*[$'Currency conversion'.$H$3]" office:value-type="currency" office:currency="GHC" office:value="0" calcext:value-type="currency">
            <text:p>₵0.00</text:p>
          </table:table-cell>
          <table:table-cell table:style-name="ce34" table:formula="of:=[.I21]*[$'Currency conversion'.$H$3]" office:value-type="currency" office:currency="GHC" office:value="0" calcext:value-type="currency">
            <text:p>₵0.00</text:p>
          </table:table-cell>
          <table:table-cell table:style-name="ce34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style-name="ce34" table:formula="of:=[.H23]*[$'Currency conversion'.$H$3]" office:value-type="currency" office:currency="GHC" office:value="0" calcext:value-type="currency">
            <text:p>₵0.00</text:p>
          </table:table-cell>
          <table:table-cell table:style-name="ce34" table:formula="of:=[.I23]*[$'Currency conversion'.$H$3]" office:value-type="currency" office:currency="GHC" office:value="0" calcext:value-type="currency">
            <text:p>₵0.00</text:p>
          </table:table-cell>
          <table:table-cell table:style-name="ce34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style-name="ce34" table:formula="of:=[.H24]*[$'Currency conversion'.$H$3]" office:value-type="currency" office:currency="GHC" office:value="0" calcext:value-type="currency">
            <text:p>₵0.00</text:p>
          </table:table-cell>
          <table:table-cell table:style-name="ce34" table:formula="of:=[.I24]*[$'Currency conversion'.$H$3]" office:value-type="currency" office:currency="GHC" office:value="0" calcext:value-type="currency">
            <text:p>₵0.00</text:p>
          </table:table-cell>
          <table:table-cell table:style-name="ce34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style-name="ce34" table:formula="of:=[.H25]*[$'Currency conversion'.$H$3]" office:value-type="currency" office:currency="GHC" office:value="0" calcext:value-type="currency">
            <text:p>₵0.00</text:p>
          </table:table-cell>
          <table:table-cell table:style-name="ce34" table:formula="of:=[.I25]*[$'Currency conversion'.$H$3]" office:value-type="currency" office:currency="GHC" office:value="0" calcext:value-type="currency">
            <text:p>₵0.00</text:p>
          </table:table-cell>
          <table:table-cell table:style-name="ce34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style-name="ce34" table:formula="of:=[.H27]*[$'Currency conversion'.$H$3]" office:value-type="currency" office:currency="GHC" office:value="0" calcext:value-type="currency">
            <text:p>₵0.00</text:p>
          </table:table-cell>
          <table:table-cell table:style-name="ce34" table:formula="of:=[.I27]*[$'Currency conversion'.$H$3]" office:value-type="currency" office:currency="GHC" office:value="0" calcext:value-type="currency">
            <text:p>₵0.00</text:p>
          </table:table-cell>
          <table:table-cell table:style-name="ce34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style-name="ce34" table:formula="of:=[.H28]*[$'Currency conversion'.$H$3]" office:value-type="currency" office:currency="GHC" office:value="0" calcext:value-type="currency">
            <text:p>₵0.00</text:p>
          </table:table-cell>
          <table:table-cell table:style-name="ce34" table:formula="of:=[.I28]*[$'Currency conversion'.$H$3]" office:value-type="currency" office:currency="GHC" office:value="0" calcext:value-type="currency">
            <text:p>₵0.00</text:p>
          </table:table-cell>
          <table:table-cell table:style-name="ce34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style-name="ce34" table:formula="of:=[.H29]*[$'Currency conversion'.$H$3]" office:value-type="currency" office:currency="GHC" office:value="0" calcext:value-type="currency">
            <text:p>₵0.00</text:p>
          </table:table-cell>
          <table:table-cell table:style-name="ce34" table:formula="of:=[.I29]*[$'Currency conversion'.$H$3]" office:value-type="currency" office:currency="GHC" office:value="0" calcext:value-type="currency">
            <text:p>₵0.00</text:p>
          </table:table-cell>
          <table:table-cell table:style-name="ce34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style-name="ce34" table:formula="of:=[.H30]*[$'Currency conversion'.$H$3]" office:value-type="currency" office:currency="GHC" office:value="0" calcext:value-type="currency">
            <text:p>₵0.00</text:p>
          </table:table-cell>
          <table:table-cell table:style-name="ce34" table:formula="of:=[.I30]*[$'Currency conversion'.$H$3]" office:value-type="currency" office:currency="GHC" office:value="0" calcext:value-type="currency">
            <text:p>₵0.00</text:p>
          </table:table-cell>
          <table:table-cell table:style-name="ce34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style-name="ce34" table:formula="of:=[.H32]*[$'Currency conversion'.$H$3]" office:value-type="currency" office:currency="GHC" office:value="0" calcext:value-type="currency">
            <text:p>₵0.00</text:p>
          </table:table-cell>
          <table:table-cell table:style-name="ce34" table:formula="of:=[.I32]*[$'Currency conversion'.$H$3]" office:value-type="currency" office:currency="GHC" office:value="0" calcext:value-type="currency">
            <text:p>₵0.00</text:p>
          </table:table-cell>
          <table:table-cell table:style-name="ce34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style-name="ce34" table:formula="of:=[.H34]*[$'Currency conversion'.$H$3]" office:value-type="currency" office:currency="GHC" office:value="0" calcext:value-type="currency">
            <text:p>₵0.00</text:p>
          </table:table-cell>
          <table:table-cell table:style-name="ce34" table:formula="of:=[.I34]*[$'Currency conversion'.$H$3]" office:value-type="currency" office:currency="GHC" office:value="0" calcext:value-type="currency">
            <text:p>₵0.00</text:p>
          </table:table-cell>
          <table:table-cell table:style-name="ce34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style-name="ce34" table:formula="of:=[.H35]*[$'Currency conversion'.$H$3]" office:value-type="currency" office:currency="GHC" office:value="0" calcext:value-type="currency">
            <text:p>₵0.00</text:p>
          </table:table-cell>
          <table:table-cell table:style-name="ce34" table:formula="of:=[.I35]*[$'Currency conversion'.$H$3]" office:value-type="currency" office:currency="GHC" office:value="0" calcext:value-type="currency">
            <text:p>₵0.00</text:p>
          </table:table-cell>
          <table:table-cell table:style-name="ce34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style-name="ce34" table:formula="of:=[.H37]*[$'Currency conversion'.$H$3]" office:value-type="currency" office:currency="GHC" office:value="0" calcext:value-type="currency">
            <text:p>₵0.00</text:p>
          </table:table-cell>
          <table:table-cell table:style-name="ce34" table:formula="of:=[.I37]*[$'Currency conversion'.$H$3]" office:value-type="currency" office:currency="GHC" office:value="0" calcext:value-type="currency">
            <text:p>₵0.00</text:p>
          </table:table-cell>
          <table:table-cell table:style-name="ce34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style-name="ce34" table:formula="of:=[.H38]*[$'Currency conversion'.$H$3]" office:value-type="currency" office:currency="GHC" office:value="0" calcext:value-type="currency">
            <text:p>₵0.00</text:p>
          </table:table-cell>
          <table:table-cell table:style-name="ce34" table:formula="of:=[.I38]*[$'Currency conversion'.$H$3]" office:value-type="currency" office:currency="GHC" office:value="0" calcext:value-type="currency">
            <text:p>₵0.00</text:p>
          </table:table-cell>
          <table:table-cell table:style-name="ce34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style-name="ce34" table:formula="of:=[.H39]*[$'Currency conversion'.$H$3]" office:value-type="currency" office:currency="GHC" office:value="0" calcext:value-type="currency">
            <text:p>₵0.00</text:p>
          </table:table-cell>
          <table:table-cell table:style-name="ce34" table:formula="of:=[.I39]*[$'Currency conversion'.$H$3]" office:value-type="currency" office:currency="GHC" office:value="0" calcext:value-type="currency">
            <text:p>₵0.00</text:p>
          </table:table-cell>
          <table:table-cell table:style-name="ce34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2"/>
        <table:table-column table:style-name="co11" table:default-cell-style-name="Default"/>
        <table:table-column table:style-name="co11" table:default-cell-style-name="ce26"/>
        <table:table-column table:style-name="co14" table:default-cell-style-name="ce23"/>
        <table:table-column table:style-name="co11" table:default-cell-style-name="Default"/>
        <table:table-column table:style-name="co11" table:default-cell-style-name="ce26"/>
        <table:table-column table:style-name="co11" table:number-columns-repeated="3" table:default-cell-style-name="ce31"/>
        <table:table-column table:style-name="co11" table:number-columns-repeated="1013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6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Default"/>
        <table:table-column table:style-name="co23" table:default-cell-style-name="ce50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11" table:number-columns-repeated="1010" table:default-cell-style-name="Default"/>
        <table:table-row table:style-name="ro3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28" table:default-cell-style-name="Default"/>
        <table:table-column table:style-name="co20" table:default-cell-style-name="Default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default-cell-style-name="ce59"/>
        <table:table-column table:style-name="co11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2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8"/>
        <table:table-column table:style-name="co8" table:default-cell-style-name="ce8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1"/>
          <table:table-cell table:style-name="ce3" office:value-type="string" calcext:value-type="string">
            <text:p>SimuCents (.dat file)</text:p>
          </table:table-cell>
          <table:table-cell table:style-name="ce3" office:value-type="string" calcext:value-type="string">
            <text:p>SimuCents (in gam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5"/>
        </table:table-row>
        <table:table-row table:style-name="ro2">
          <table:table-cell table:style-name="ce56" office:value-type="string" calcext:value-type="string">
            <text:p>Short timescale</text:p>
          </table:table-cell>
          <table:table-cell table:style-name="ce31" office:value-type="currency" office:currency="GHC" office:value="0.8" calcext:value-type="currency">
            <text:p>₵0.80</text:p>
          </table:table-cell>
          <table:table-cell table:style-name="ce31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C2]/[.D2]" office:value-type="float" office:value="58.1818181818182" calcext:value-type="float">
            <text:p>58.182</text:p>
          </table:table-cell>
          <table:table-cell table:style-name="ce64" table:formula="of:=[.D2]/[.C2]" office:value-type="float" office:value="0.0171875" calcext:value-type="float">
            <text:p>0.017</text:p>
          </table:table-cell>
          <table:table-cell table:style-name="ce64" table:number-columns-repeated="2"/>
          <table:table-cell table:number-columns-repeated="1015"/>
        </table:table-row>
        <table:table-row table:style-name="ro2">
          <table:table-cell table:style-name="ce56" office:value-type="string" calcext:value-type="string">
            <text:p>Long timescale</text:p>
          </table:table-cell>
          <table:table-cell table:style-name="ce31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2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3" table:formula="of:=[.B3]*[.$G$2]" office:value-type="currency" office:currency="GBP" office:value="0.000180703099331946" calcext:value-type="currency">
            <text:p>£0.00018</text:p>
          </table:table-cell>
          <table:table-cell table:style-name="ce63" table:formula="of:=[.C3]*[.$G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C3]/[.D2]" office:value-type="float" office:value="0.764627990561623" calcext:value-type="float">
            <text:p>0.765</text:p>
          </table:table-cell>
          <table:table-cell table:style-name="ce64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1"/>
        <table:table-column table:style-name="co41" table:number-columns-repeated="2" table:default-cell-style-name="ce12"/>
        <table:table-column table:style-name="co42" table:default-cell-style-name="ce31"/>
        <table:table-column table:style-name="co43" table:default-cell-style-name="Default"/>
        <table:table-column table:style-name="co11" table:default-cell-style-name="ce12"/>
        <table:table-column table:style-name="co44" table:default-cell-style-name="Default"/>
        <table:table-column table:style-name="co11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" table:default-cell-style-name="ce67"/>
        <table:table-column table:style-name="co48" table:default-cell-style-name="Default"/>
        <table:table-column table:style-name="co49" table:default-cell-style-name="ce67"/>
        <table:table-column table:style-name="co50" table:default-cell-style-name="Default"/>
        <table:table-column table:style-name="co50" table:default-cell-style-name="ce67"/>
        <table:table-column table:style-name="co51" table:default-cell-style-name="ce70"/>
        <table:table-column table:style-name="co52" table:default-cell-style-name="ce67"/>
        <table:table-column table:style-name="co53" table:default-cell-style-name="Default"/>
        <table:table-column table:style-name="co52" table:default-cell-style-name="ce67"/>
        <table:table-column table:style-name="co54" table:default-cell-style-name="Default"/>
        <table:table-column table:style-name="co50" table:default-cell-style-name="ce67"/>
        <table:table-column table:style-name="co55" table:default-cell-style-name="Default"/>
        <table:table-column table:style-name="co56" table:default-cell-style-name="ce67"/>
        <table:table-column table:style-name="co11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57" table:default-cell-style-name="ce55"/>
        <table:table-column table:style-name="co2" table:default-cell-style-name="Default"/>
        <table:table-column table:style-name="co30" table:default-cell-style-name="ce31"/>
        <table:table-column table:style-name="co10" table:default-cell-style-name="ce31"/>
        <table:table-column table:style-name="co58" table:default-cell-style-name="Default"/>
        <table:table-column table:style-name="co10" table:default-cell-style-name="ce31"/>
        <table:table-column table:style-name="co49" table:default-cell-style-name="Default"/>
        <table:table-column table:style-name="co59" table:default-cell-style-name="ce31"/>
        <table:table-column table:style-name="co50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16" table:default-cell-style-name="ce31"/>
        <table:table-column table:style-name="co52" table:default-cell-style-name="Default"/>
        <table:table-column table:style-name="co61" table:default-cell-style-name="ce31"/>
        <table:table-column table:style-name="co62" table:default-cell-style-name="Default"/>
        <table:table-column table:style-name="co10" table:default-cell-style-name="ce31"/>
        <table:table-column table:style-name="co50" table:default-cell-style-name="Default"/>
        <table:table-column table:style-name="co11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Incom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0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Midland &amp; Zookian (rail figures only)</text:p>
          </table:table-cell>
          <table:table-cell table:style-name="ce77" office:value-type="float" office:value="1874" calcext:value-type="float">
            <text:p>1874</text:p>
          </table:table-cell>
          <table:table-cell table:style-name="ce78" office:value-type="currency" office:currency="GHC" office:value="932442.69" calcext:value-type="currency">
            <text:p>₵932,442.69</text:p>
          </table:table-cell>
          <table:table-cell table:style-name="ce78" office:value-type="currency" office:currency="GHC" office:value="1321066.56" calcext:value-type="currency">
            <text:p>₵1,321,066.56</text:p>
          </table:table-cell>
          <table:table-cell table:style-name="ce79" table:formula="of:=[.D5]/[.C5]" office:value-type="percentage" office:value="1.4167804350528" calcext:value-type="percentage">
            <text:p>141.68%</text:p>
          </table:table-cell>
          <table:table-cell table:style-name="ce78" office:value-type="currency" office:currency="GHC" office:value="656583.11" calcext:value-type="currency">
            <text:p>₵656,583.11</text:p>
          </table:table-cell>
          <table:table-cell table:style-name="ce79" table:formula="of:=[.F5]/[.C5]" office:value-type="percentage" office:value="0.704153849927227" calcext:value-type="percentage">
            <text:p>70.42%</text:p>
          </table:table-cell>
          <table:table-cell table:style-name="ce78" office:value-type="currency" office:currency="GHC" office:value="552129.22" calcext:value-type="currency">
            <text:p>₵552,129.22</text:p>
          </table:table-cell>
          <table:table-cell table:style-name="ce79" table:formula="of:=[.H5]/[.C5]" office:value-type="percentage" office:value="0.592132069800451" calcext:value-type="percentage">
            <text:p>59.21%</text:p>
          </table:table-cell>
          <table:table-cell table:style-name="ce78" table:formula="of:=[.H5]+[.F5]" office:value-type="currency" office:currency="GHC" office:value="1208712.33" calcext:value-type="currency">
            <text:p>₵1,208,712.33</text:p>
          </table:table-cell>
          <table:table-cell table:style-name="ce79" table:formula="of:=[.J5]/[.C5]" office:value-type="percentage" office:value="1.29628591972768" calcext:value-type="percentage">
            <text:p>129.63%</text:p>
          </table:table-cell>
          <table:table-cell table:style-name="ce78" office:value-type="currency" office:currency="GHC" office:value="-54054.79" calcext:value-type="currency">
            <text:p>-₵54,054.79</text:p>
          </table:table-cell>
          <table:table-cell table:style-name="ce79" table:formula="of:=[.L5]/[.C5]" office:value-type="percentage" office:value="-0.0579711660348799" calcext:value-type="percentage">
            <text:p>-5.80%</text:p>
          </table:table-cell>
          <table:table-cell table:style-name="ce78" office:value-type="currency" office:currency="GHC" office:value="98336.64" calcext:value-type="currency">
            <text:p>₵98,336.64</text:p>
          </table:table-cell>
          <table:table-cell table:style-name="ce79" table:formula="of:=[.N5]/[.C5]" office:value-type="percentage" office:value="0.105461323311999" calcext:value-type="percentage">
            <text:p>10.55%</text:p>
          </table:table-cell>
          <table:table-cell table:style-name="ce78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79" table:formula="of:=[.P5]/[.C5]" office:value-type="percentage" office:value="2.76055651205759" calcext:value-type="percentage">
            <text:p>276.06%</text:p>
          </table:table-cell>
          <table:table-cell table:style-name="ce77" table:number-columns-repeated="1007"/>
        </table:table-row>
        <table:table-row table:style-name="ro1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7" office:value-type="float" office:value="1874" calcext:value-type="float">
            <text:p>1874</text:p>
          </table:table-cell>
          <table:table-cell table:style-name="ce78" office:value-type="currency" office:currency="GHC" office:value="4136529.53" calcext:value-type="currency">
            <text:p>₵4,136,529.53</text:p>
          </table:table-cell>
          <table:table-cell table:style-name="ce78" office:value-type="currency" office:currency="GHC" office:value="1588252.89" calcext:value-type="currency">
            <text:p>₵1,588,252.89</text:p>
          </table:table-cell>
          <table:table-cell table:style-name="ce79" table:formula="of:=[.D11]/[.C11]" office:value-type="percentage" office:value="0.383957827082163" calcext:value-type="percentage">
            <text:p>38.40%</text:p>
          </table:table-cell>
          <table:table-cell table:style-name="ce78" office:value-type="currency" office:currency="GHC" office:value="1013649.92" calcext:value-type="currency">
            <text:p>₵1,013,649.92</text:p>
          </table:table-cell>
          <table:table-cell table:style-name="ce79" table:formula="of:=[.F11]/[.C11]" office:value-type="percentage" office:value="0.245048394468974" calcext:value-type="percentage">
            <text:p>24.50%</text:p>
          </table:table-cell>
          <table:table-cell table:style-name="ce78" office:value-type="currency" office:currency="GHC" office:value="2195201.54" calcext:value-type="currency">
            <text:p>₵2,195,201.54</text:p>
          </table:table-cell>
          <table:table-cell table:style-name="ce79" table:formula="of:=[.H11]/[.C11]" office:value-type="percentage" office:value="0.530686780809709" calcext:value-type="percentage">
            <text:p>53.07%</text:p>
          </table:table-cell>
          <table:table-cell table:style-name="ce78" table:formula="of:=[.H11]+[.F11]" office:value-type="currency" office:currency="GHC" office:value="3208851.46" calcext:value-type="currency">
            <text:p>₵3,208,851.46</text:p>
          </table:table-cell>
          <table:table-cell table:style-name="ce79" table:formula="of:=[.J11]/[.C11]" office:value-type="percentage" office:value="0.775735175278683" calcext:value-type="percentage">
            <text:p>77.57%</text:p>
          </table:table-cell>
          <table:table-cell table:style-name="ce78" office:value-type="currency" office:currency="GHC" office:value="-218468.49" calcext:value-type="currency">
            <text:p>-₵218,468.49</text:p>
          </table:table-cell>
          <table:table-cell table:style-name="ce79" table:formula="of:=[.L11]/[.C11]" office:value-type="percentage" office:value="-0.0528144398379286" calcext:value-type="percentage">
            <text:p>-5.28%</text:p>
          </table:table-cell>
          <table:table-cell table:style-name="ce78" office:value-type="currency" office:currency="GHC" office:value="0" calcext:value-type="currency">
            <text:p>₵0.00</text:p>
          </table:table-cell>
          <table:table-cell table:style-name="ce79" table:formula="of:=[.N11]/[.C11]" office:value-type="percentage" office:value="0" calcext:value-type="percentage">
            <text:p>0.00%</text:p>
          </table:table-cell>
          <table:table-cell table:style-name="ce78" table:formula="of:=[.N11]+[.L11]+[.H11]+[.F11]+[.D11]" office:value-type="currency" office:currency="GHC" office:value="4578635.86" calcext:value-type="currency">
            <text:p>₵4,578,635.86</text:p>
          </table:table-cell>
          <table:table-cell table:style-name="ce79" table:formula="of:=[.P11]/[.C11]" office:value-type="percentage" office:value="1.10687856252292" calcext:value-type="percentage">
            <text:p>110.69%</text:p>
          </table:table-cell>
          <table:table-cell table:style-name="ce77" table:number-columns-repeated="1007"/>
        </table:table-row>
        <table:table-row table:style-name="ro2">
          <table:table-cell table:style-name="ce76" office:value-type="string" calcext:value-type="string">
            <text:p>Hypothetical 1</text:p>
          </table:table-cell>
          <table:table-cell table:style-name="ce50"/>
          <table:table-cell table:style-name="ce34" table:formula="of:=[.C2]" office:value-type="currency" office:currency="GHC" office:value="14767139.94" calcext:value-type="currency">
            <text:p>₵14,767,139.94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2]/[.C12]" office:value-type="percentage" office:value="0.0762029475289174" calcext:value-type="percentage">
            <text:p>7.62%</text:p>
          </table:table-cell>
          <table:table-cell table:style-name="ce34" table:formula="of:=[.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2]/[.C12]" office:value-type="percentage" office:value="0.122758035772922" calcext:value-type="percentage">
            <text:p>12.28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2]/[.C12]" office:value-type="percentage" office:value="0.0283092854607295" calcext:value-type="percentage">
            <text:p>2.83%</text:p>
          </table:table-cell>
          <table:table-cell table:style-name="ce34" table:formula="of:=[.H12]+[.F12]" office:value-type="currency" office:currency="GHC" office:value="2230832.27301827" calcext:value-type="currency">
            <text:p>₵2,230,832.27</text:p>
          </table:table-cell>
          <table:table-cell table:style-name="ce72" table:formula="of:=[.J12]/[.C12]" office:value-type="percentage" office:value="0.151067321233652" calcext:value-type="percentage">
            <text:p>15.11%</text:p>
          </table:table-cell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(historical)" table:style-name="ta1">
        <table:table-column table:style-name="co63" table:default-cell-style-name="Default"/>
        <table:table-column table:style-name="co11" table:number-columns-repeated="3" table:default-cell-style-name="Default"/>
        <table:table-column table:style-name="co64" table:default-cell-style-name="Default"/>
        <table:table-column table:style-name="co11" table:default-cell-style-name="Default"/>
        <table:table-column table:style-name="co11" table:default-cell-style-name="ce85"/>
        <table:table-column table:style-name="co65" table:default-cell-style-name="ce31"/>
        <table:table-column table:style-name="co11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5" table:default-cell-style-name="ce12"/>
        <table:table-column table:style-name="co18" table:default-cell-style-name="ce12"/>
        <table:table-column table:style-name="co18" table:default-cell-style-name="ce31"/>
        <table:table-column table:style-name="co68" table:default-cell-style-name="ce31"/>
        <table:table-column table:style-name="co11" table:default-cell-style-name="ce31"/>
        <table:table-column table:style-name="co11" table:number-columns-repeated="1004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2" office:value-type="string" calcext:value-type="string">
            <text:p>Capital cost</text:p>
          </table:table-cell>
          <table:table-cell table:style-name="ce2" office:value-type="string" calcext:value-type="string">
            <text:p>Normalised to 1900</text:p>
          </table:table-cell>
          <table:table-cell table:style-name="ce82" office:value-type="string" calcext:value-type="string">
            <text:p>Fuel consumption</text:p>
          </table:table-cell>
          <table:table-cell table:style-name="ce82" office:value-type="string" calcext:value-type="string">
            <text:p>Fuel cost / km</text:p>
          </table:table-cell>
          <table:table-cell table:style-name="ce83" office:value-type="string" calcext:value-type="string">
            <text:p>Repair costs per mile</text:p>
          </table:table-cell>
          <table:table-cell table:style-name="ce86" office:value-type="string" calcext:value-type="string">
            <text:p>In SimuCents</text:p>
          </table:table-cell>
          <table:table-cell table:style-name="ce82" office:value-type="string" calcext:value-type="string">
            <text:p>Repair costs per km</text:p>
          </table:table-cell>
          <table:table-cell table:style-name="ce82" office:value-type="string" calcext:value-type="string">
            <text:p>Total per km cost</text:p>
          </table:table-cell>
          <table:table-cell table:style-name="ce87" office:value-type="string" calcext:value-type="string">
            <text:p>Crew</text:p>
          </table:table-cell>
          <table:table-cell table:style-name="ce88" office:value-type="string" calcext:value-type="string">
            <text:p>Crew cost per hour</text:p>
          </table:table-cell>
          <table:table-cell table:style-name="ce88" office:value-type="string" calcext:value-type="string">
            <text:p>Normalised to 1900</text:p>
          </table:table-cell>
          <table:table-cell table:style-name="ce89" office:value-type="string" calcext:value-type="string">
            <text:p>In Simucents</text:p>
          </table:table-cell>
          <table:table-cell table:style-name="ce89" office:value-type="string" calcext:value-type="string">
            <text:p>Monthly equiv.</text:p>
          </table:table-cell>
          <table:table-cell table:style-name="ce89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45" office:value-type="string" calcext:value-type="string">
            <text:p>kg/km</text:p>
          </table:table-cell>
          <table:table-cell table:style-name="ce32"/>
          <table:table-cell table:style-name="ce84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2"/>
          <table:table-cell table:style-name="ce59" table:formula="of:=['file:///home/james/Documents/Simutrans/simutrans-pak128.britain/steam-physics-calcs.ods'#$Extrapolation.T93]" office:value-type="float" office:value="7.65437124375" calcext:value-type="float">
            <text:p>7.65</text:p>
          </table:table-cell>
          <table:table-cell table:style-name="ce31" table:formula="of:=[.E3]*[$'Fuel price normalisation'.$F$2]" office:value-type="currency" office:currency="GHC" office:value="0.232305164076482" calcext:value-type="currency">
            <text:p>₵0.23</text:p>
          </table:table-cell>
          <table:table-cell table:number-columns-repeated="2"/>
          <table:table-cell table:style-name="ce31" table:formula="of:=[.G3]/1.609344" office:value-type="currency" office:currency="GHC" office:value="0" calcext:value-type="currency">
            <text:p>₵0.00</text:p>
          </table:table-cell>
          <table:table-cell table:style-name="ce31" table:formula="of:=[.I3]+[.F3]" office:value-type="currency" office:currency="GHC" office:value="0.232305164076482" calcext:value-type="currency">
            <text:p>₵0.2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O3]/[.K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2"/>
          <table:table-cell table:style-name="ce59" table:formula="of:=['file:///home/james/Documents/Simutrans/simutrans-pak128.britain/steam-physics-calcs.ods'#$Extrapolation.T12]" office:value-type="float" office:value="19.277675725" calcext:value-type="float">
            <text:p>19.28</text:p>
          </table:table-cell>
          <table:table-cell table:style-name="ce31" table:formula="of:=[.E4]*[$'Fuel price normalisation'.$F$2]" office:value-type="currency" office:currency="GHC" office:value="0.585064857674102" calcext:value-type="currency">
            <text:p>₵0.59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G4]*[$'Currency conversion'.$F$2]" office:value-type="currency" office:currency="GHC" office:value="0.140606060606061" calcext:value-type="currency">
            <text:p>₵0.14</text:p>
          </table:table-cell>
          <table:table-cell table:style-name="ce31" table:formula="of:=[.H4]/1.609344" office:value-type="currency" office:currency="GHC" office:value="0.0873685555145827" calcext:value-type="currency">
            <text:p>₵0.09</text:p>
          </table:table-cell>
          <table:table-cell table:style-name="ce31" table:formula="of:=[.I4]+[.F4]" office:value-type="currency" office:currency="GHC" office:value="0.672433413188685" calcext:value-type="currency">
            <text:p>₵0.6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O4]/[.K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1">
          <table:table-cell table:style-name="ce55" office:value-type="string" calcext:value-type="string">
            <text:p>Average for GNR (loco and rolling stock)</text:p>
          </table:table-cell>
          <table:table-cell table:number-columns-repeated="3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G5]*[$'Currency conversion'.$F$2]" office:value-type="currency" office:currency="GHC" office:value="2.50666666666667" calcext:value-type="currency">
            <text:p>₵2.51</text:p>
          </table:table-cell>
          <table:table-cell table:style-name="ce31" table:formula="of:=[.H5]/1.609344" office:value-type="currency" office:currency="GHC" office:value="1.55757045520825" calcext:value-type="currency">
            <text:p>₵1.56</text:p>
          </table:table-cell>
          <table:table-cell table:style-name="ce31" table:formula="of:=[.I5]+[.F5]" office:value-type="currency" office:currency="GHC" office:value="1.55757045520825" calcext:value-type="currency">
            <text:p>₵1.56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GNR (traffic charges)</text:p>
          </table:table-cell>
          <table:table-cell table:number-columns-repeated="3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G6]*[$'Currency conversion'.$F$2]" office:value-type="currency" office:currency="GHC" office:value="2.50424242424242" calcext:value-type="currency">
            <text:p>₵2.50</text:p>
          </table:table-cell>
          <table:table-cell table:style-name="ce31" table:formula="of:=[.H6]/1.609344" office:value-type="currency" office:currency="GHC" office:value="1.55606410080283" calcext:value-type="currency">
            <text:p>₵1.56</text:p>
          </table:table-cell>
          <table:table-cell table:style-name="ce31" table:formula="of:=[.I6]+[.F6]" office:value-type="currency" office:currency="GHC" office:value="1.55606410080283" calcext:value-type="currency">
            <text:p>₵1.5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3"/>
          <table:table-cell table:style-name="ce59"/>
          <table:table-cell table:style-name="ce31"/>
          <table:table-cell table:number-columns-repeated="3"/>
          <table:table-cell table:style-name="ce31" table:formula="of:=[.I6]+[.I5]" office:value-type="currency" office:currency="GHC" office:value="3.11363455601108" calcext:value-type="currency">
            <text:p>₵3.1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 table:number-columns-repeated="2"/>
          <table:table-cell table:style-name="ce45"/>
          <table:table-cell table:style-name="ce45" office:value-type="string" calcext:value-type="string">
            <text:p>kg/km</text:p>
          </table:table-cell>
          <table:table-cell table:style-name="ce32"/>
          <table:table-cell table:style-name="ce84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Tram engine</text:p>
          </table:table-cell>
          <table:table-cell table:style-name="ce81"/>
          <table:table-cell table:number-columns-repeated="8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L9]" office:value-type="currency" office:currency="GBP" office:value="0.0234375" calcext:value-type="currency">
            <text:p>£0.02</text:p>
          </table:table-cell>
          <table:table-cell table:formula="of:=[.M9]*[$'Currency conversion'.$F$2]" office:value-type="currency" office:currency="GHC" office:value="1.36363636363636" calcext:value-type="currency">
            <text:p>₵1.36</text:p>
          </table:table-cell>
          <table:table-cell table:formula="of:=[.N9]*[$'Capital to maintenance ratio'.$D$3]" office:value-type="currency" office:currency="GHC" office:value="8.72727272727273" calcext:value-type="currency">
            <text:p>₵8.73</text:p>
          </table:table-cell>
          <table:table-cell table:formula="of:=[.O9]/[.K9]" office:value-type="currency" office:currency="GHC" office:value="8.72727272727273" calcext:value-type="currency">
            <text:p>₵8.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m car (excl. driver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L10]" office:value-type="currency" office:currency="GBP" office:value="0.015625" calcext:value-type="currency">
            <text:p>£0.02</text:p>
          </table:table-cell>
          <table:table-cell table:formula="of:=[.M10]*[$'Currency conversion'.$F$2]" office:value-type="currency" office:currency="GHC" office:value="0.909090909090909" calcext:value-type="currency">
            <text:p>₵0.91</text:p>
          </table:table-cell>
          <table:table-cell table:formula="of:=[.N10]*[$'Capital to maintenance ratio'.$D$3]" office:value-type="currency" office:currency="GHC" office:value="5.81818181818182" calcext:value-type="currency">
            <text:p>₵5.82</text:p>
          </table:table-cell>
          <table:table-cell table:formula="of:=[.O10]/[.K10]" office:value-type="currency" office:currency="GHC" office:value="5.81818181818182" calcext:value-type="currency">
            <text:p>₵5.82</text:p>
          </table:table-cell>
          <table:table-cell table:number-columns-repeated="1004"/>
        </table:table-row>
        <table:table-row table:style-name="ro2" table:number-rows-repeated="104856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Vehicles (Simutrans)" table:style-name="ta1">
        <table:table-column table:style-name="co69" table:default-cell-style-name="Default"/>
        <table:table-column table:style-name="co43" table:default-cell-style-name="Default"/>
        <table:table-column table:style-name="co66" table:default-cell-style-name="Default"/>
        <table:table-column table:style-name="co70" table:default-cell-style-name="ce31"/>
        <table:table-column table:style-name="co11" table:number-columns-repeated="2" table:default-cell-style-name="ce31"/>
        <table:table-column table:style-name="co59" table:default-cell-style-name="Default"/>
        <table:table-column table:style-name="co64" table:default-cell-style-name="ce31"/>
        <table:table-column table:style-name="co22" table:default-cell-style-name="ce31"/>
        <table:table-column table:style-name="co71" table:default-cell-style-name="ce31"/>
        <table:table-column table:style-name="co59" table:default-cell-style-name="ce31"/>
        <table:table-column table:style-name="co62" table:default-cell-style-name="ce8"/>
        <table:table-column table:style-name="co59" table:default-cell-style-name="ce8"/>
        <table:table-column table:style-name="co59" table:default-cell-style-name="Default"/>
        <table:table-column table:style-name="co11" table:number-columns-repeated="1010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82" office:value-type="string" calcext:value-type="string">
            <text:p>Traction type</text:p>
          </table:table-cell>
          <table:table-cell table:style-name="ce86" office:value-type="string" calcext:value-type="string">
            <text:p>Cost per km (.dat file) / in-game</text:p>
          </table:table-cell>
          <table:table-cell table:style-name="ce44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90" office:value-type="string" calcext:value-type="string">
            <text:p>.dat file to in-game ratio</text:p>
          </table:table-cell>
          <table:table-cell table:style-name="ce46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89" office:value-type="string" calcext:value-type="string">
            <text:p>Hourly cost (in-game)</text:p>
          </table:table-cell>
          <table:table-cell table:style-name="ce87" office:value-type="string" calcext:value-type="string">
            <text:p>Crew</text:p>
          </table:table-cell>
          <table:table-cell table:style-name="ce87" office:value-type="string" calcext:value-type="string">
            <text:p>Hourly cost per person</text:p>
          </table:table-cell>
          <table:table-cell table:style-name="ce90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2" table:number-columns-repeated="2"/>
          <table:table-cell table:style-name="ce13"/>
          <table:table-cell table:style-name="ce32" table:number-columns-repeated="4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2" table:number-columns-repeated="2"/>
          <table:table-cell table:style-name="ce13"/>
          <table:table-cell table:style-name="ce32" table:number-columns-repeated="4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el price normalisation" table:style-name="ta1">
        <table:table-column table:style-name="co36" table:default-cell-style-name="Default"/>
        <table:table-column table:style-name="co72" table:default-cell-style-name="Default"/>
        <table:table-column table:style-name="co36" table:default-cell-style-name="Default"/>
        <table:table-column table:style-name="co73" table:default-cell-style-name="ce12"/>
        <table:table-column table:style-name="co22" table:default-cell-style-name="ce31"/>
        <table:table-column table:style-name="co11" table:default-cell-style-name="ce31"/>
        <table:table-column table:style-name="co74" table:default-cell-style-name="Default"/>
        <table:table-column table:style-name="co11" table:number-columns-repeated="1017" table:default-cell-style-name="Default"/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F2]" office:value-type="currency" office:currency="GHC" office:value="30.8363636363636" calcext:value-type="currency">
            <text:p>₵30.84</text:p>
          </table:table-cell>
          <table:table-cell table:formula="of:=[.E2]/1016.0470432" office:value-type="currency" office:currency="GHC" office:value="0.0303493463641661" calcext:value-type="currency">
            <text:p>₵0.03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james/Documents/Simutrans/simutrans-pak128.britain/steam-physics-calcs.ods'#Extrapolation" table:print="false" table:style-name="ta_extref">
        <table:table-source xlink:type="simple" xlink:href="../steam-physics-calcs.ods" table:table-name="Extrapolation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number:number-style style:name="N119">
      <number:number number:decimal-places="2" loext:min-decimal-places="2" number:min-integer-digits="0"/>
    </number:number-style>
    <number:number-style style:name="N120">
      <number:number number:decimal-places="1" loext:min-decimal-places="1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7T00:42:04.969511269</dc:date>
    <dc:creator>James Petts</dc:creator>
    <meta:editing-duration>P1DT5H1M5S</meta:editing-duration>
    <meta:editing-cycles>689</meta:editing-cycles>
    <meta:document-statistic meta:table-count="11" meta:cell-count="3687" meta:object-count="0"/>
  </office:meta>
</office:document-meta>
</file>